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16in"/>
    </style:style>
    <style:style style:name="co4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66ff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ext-properties fo:color="#1f1c1b" style:font-name="Ubuntu" fo:font-size="10pt" fo:language="none" fo:country="none" style:font-name-asian="Ubuntu" style:font-size-asian="5.09999990463257pt" style:language-asian="none" style:country-asian="none" style:font-name-complex="Ubuntu" style:font-size-complex="5.09999990463257pt" style:language-complex="none" style:country-complex="none"/>
    </style:style>
    <style:style style:name="ce4" style:family="table-cell" style:parent-style-name="Default">
      <style:table-cell-properties fo:background-color="#cc66ff"/>
      <style:text-properties fo:color="#1f1c1b" style:font-name="Ubuntu" fo:font-size="10pt" fo:language="none" fo:country="none" style:font-name-asian="Ubuntu" style:font-size-asian="5.09999990463257pt" style:language-asian="none" style:country-asian="none" style:font-name-complex="Ubuntu" style:font-size-complex="5.09999990463257pt" style:language-complex="none" style:country-complex="none"/>
    </style:style>
    <style:style style:name="ce5" style:family="table-cell" style:parent-style-name="Default">
      <style:table-cell-properties fo:background-color="#ffff66"/>
      <style:text-properties fo:color="#1f1c1b" style:font-name="Ubuntu" fo:font-size="10pt" fo:language="none" fo:country="none" style:font-name-asian="Ubuntu" style:font-size-asian="5.09999990463257pt" style:language-asian="none" style:country-asian="none" style:font-name-complex="Ubuntu" style:font-size-complex="5.09999990463257pt" style:language-complex="none" style:country-complex="none"/>
    </style:style>
  </office:automatic-styles>
  <office:body>
    <office:spreadsheet>
      <table:table table:name="Full Circle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2" table:default-cell-style-name="ce3"/>
        <table:table-column table:style-name="co2" table:number-columns-repeated="1011" table:default-cell-style-name="Default"/>
        <table:table-row table:style-name="ro1">
          <table:table-cell office:value-type="string" calcext:value-type="string">
            <text:p>Linear Production Per Worker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lpha On Agriculture</text:p>
          </table:table-cell>
          <table:table-cell office:value-type="float" office:value="0.5" calcext:value-type="float">
            <text:p>0.5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first farmer produces 1, second farmer produces 2 and so on</text:p>
          </table:table-cell>
          <table:table-cell/>
          <table:table-cell office:value-type="string" calcext:value-type="string">
            <text:p>using the formulat found in math.pdf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orkers hired</text:p>
          </table:table-cell>
          <table:table-cell office:value-type="string" calcext:value-type="string">
            <text:p>manufactured q</text:p>
          </table:table-cell>
          <table:table-cell office:value-type="string" calcext:value-type="string">
            <text:p>farmers</text:p>
          </table:table-cell>
          <table:table-cell office:value-type="string" calcext:value-type="string">
            <text:p>farmed q</text:p>
          </table:table-cell>
          <table:table-cell office:value-type="string" calcext:value-type="string">
            <text:p>pop utility</text:p>
          </table:table-cell>
          <table:table-cell office:value-type="string" calcext:value-type="string">
            <text:p>q sale price</text:p>
          </table:table-cell>
          <table:table-cell office:value-type="string" calcext:value-type="string">
            <text:p>revenues</text:p>
          </table:table-cell>
          <table:table-cell office:value-type="string" calcext:value-type="string">
            <text:p>prevailing wage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profits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5]*[.$B$1]" office:value-type="float" office:value="0" calcext:value-type="float">
            <text:p>0</text:p>
          </table:table-cell>
          <table:table-cell table:formula="of:=50-[.C5]" office:value-type="float" office:value="50" calcext:value-type="float">
            <text:p>50</text:p>
          </table:table-cell>
          <table:table-cell table:formula="of:=SUM([.E5:.E55])" office:value-type="float" office:value="1275" calcext:value-type="float">
            <text:p>1275</text:p>
          </table:table-cell>
          <table:table-cell table:formula="of:=(([.D5]+1)^(1-[.$B$2]))*(([.F5]+1)^([.$B$2]))" office:value-type="float" office:value="35.7211421989835" calcext:value-type="float">
            <text:p>35.721142199</text:p>
          </table:table-cell>
          <table:table-cell/>
          <table:table-cell table:formula="of:=[.H5]*[.D5]" office:value-type="float" office:value="0" calcext:value-type="float">
            <text:p>0</text:p>
          </table:table-cell>
          <table:table-cell table:formula="of:=[.E5]*[.$B$3]" office:value-type="float" office:value="0" calcext:value-type="float">
            <text:p>0</text:p>
          </table:table-cell>
          <table:table-cell table:formula="of:=[.J5]*[.C5]" office:value-type="float" office:value="0" calcext:value-type="float">
            <text:p>0</text:p>
          </table:table-cell>
          <table:table-cell table:formula="of:=[.I5]-[.K5]" office:value-type="float" office:value="0" calcext:value-type="float">
            <text:p>0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C6]*[.$B$1]" office:value-type="float" office:value="10" calcext:value-type="float">
            <text:p>10</text:p>
          </table:table-cell>
          <table:table-cell table:formula="of:=50-[.C6]" office:value-type="float" office:value="49" calcext:value-type="float">
            <text:p>49</text:p>
          </table:table-cell>
          <table:table-cell table:formula="of:=[.F5]-[.C6]" office:value-type="float" office:value="1274" calcext:value-type="float">
            <text:p>1274</text:p>
          </table:table-cell>
          <table:table-cell table:formula="of:=(([.D6]+1)^(1-[.$B$2]))*(([.F6]+1)^([.$B$2]))" office:value-type="float" office:value="118.42719282327" calcext:value-type="float">
            <text:p>118.4271928233</text:p>
          </table:table-cell>
          <table:table-cell table:formula="of:=([.F6]+[.C6]^2+50)/(2*[.D6]+50)" office:value-type="float" office:value="18.9285714285714" calcext:value-type="float">
            <text:p>18.9285714286</text:p>
          </table:table-cell>
          <table:table-cell table:formula="of:=[.H6]*[.D6]" office:value-type="float" office:value="189.285714285714" calcext:value-type="float">
            <text:p>189.2857142857</text:p>
          </table:table-cell>
          <table:table-cell table:formula="of:=[.C6]" office:value-type="float" office:value="1" calcext:value-type="float">
            <text:p>1</text:p>
          </table:table-cell>
          <table:table-cell table:formula="of:=[.J6]*[.C6]" office:value-type="float" office:value="1" calcext:value-type="float">
            <text:p>1</text:p>
          </table:table-cell>
          <table:table-cell table:formula="of:=[.I6]-[.K6]" office:value-type="float" office:value="188.285714285714" calcext:value-type="float">
            <text:p>188.285714285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C7]*[.$B$1]" office:value-type="float" office:value="20" calcext:value-type="float">
            <text:p>20</text:p>
          </table:table-cell>
          <table:table-cell table:formula="of:=50-[.C7]" office:value-type="float" office:value="48" calcext:value-type="float">
            <text:p>48</text:p>
          </table:table-cell>
          <table:table-cell table:formula="of:=[.F6]-[.C7]" office:value-type="float" office:value="1272" calcext:value-type="float">
            <text:p>1272</text:p>
          </table:table-cell>
          <table:table-cell table:formula="of:=(([.D7]+1)^(1-[.$B$2]))*(([.F7]+1)^([.$B$2]))" office:value-type="float" office:value="163.502293561895" calcext:value-type="float">
            <text:p>163.5022935619</text:p>
          </table:table-cell>
          <table:table-cell table:formula="of:=([.F7]+[.C7]^2+50)/(2*[.D7]+50)" office:value-type="float" office:value="14.7333333333333" calcext:value-type="float">
            <text:p>14.7333333333</text:p>
          </table:table-cell>
          <table:table-cell table:formula="of:=[.H7]*[.D7]" office:value-type="float" office:value="294.666666666667" calcext:value-type="float">
            <text:p>294.6666666667</text:p>
          </table:table-cell>
          <table:table-cell table:formula="of:=[.C7]" office:value-type="float" office:value="2" calcext:value-type="float">
            <text:p>2</text:p>
          </table:table-cell>
          <table:table-cell table:formula="of:=[.J7]*[.C7]" office:value-type="float" office:value="4" calcext:value-type="float">
            <text:p>4</text:p>
          </table:table-cell>
          <table:table-cell table:formula="of:=[.I7]-[.K7]" office:value-type="float" office:value="290.666666666667" calcext:value-type="float">
            <text:p>290.666666666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C8]*[.$B$1]" office:value-type="float" office:value="30" calcext:value-type="float">
            <text:p>30</text:p>
          </table:table-cell>
          <table:table-cell table:formula="of:=50-[.C8]" office:value-type="float" office:value="47" calcext:value-type="float">
            <text:p>47</text:p>
          </table:table-cell>
          <table:table-cell table:formula="of:=[.F7]-[.C8]" office:value-type="float" office:value="1269" calcext:value-type="float">
            <text:p>1269</text:p>
          </table:table-cell>
          <table:table-cell table:formula="of:=(([.D8]+1)^(1-[.$B$2]))*(([.F8]+1)^([.$B$2]))" office:value-type="float" office:value="198.41874911409" calcext:value-type="float">
            <text:p>198.4187491141</text:p>
          </table:table-cell>
          <table:table-cell table:formula="of:=([.F8]+[.C8]^2+50)/(2*[.D8]+50)" office:value-type="float" office:value="12.0727272727273" calcext:value-type="float">
            <text:p>12.0727272727</text:p>
          </table:table-cell>
          <table:table-cell table:formula="of:=[.H8]*[.D8]" office:value-type="float" office:value="362.181818181818" calcext:value-type="float">
            <text:p>362.1818181818</text:p>
          </table:table-cell>
          <table:table-cell table:formula="of:=[.C8]" office:value-type="float" office:value="3" calcext:value-type="float">
            <text:p>3</text:p>
          </table:table-cell>
          <table:table-cell table:formula="of:=[.J8]*[.C8]" office:value-type="float" office:value="9" calcext:value-type="float">
            <text:p>9</text:p>
          </table:table-cell>
          <table:table-cell table:formula="of:=[.I8]-[.K8]" office:value-type="float" office:value="353.181818181818" calcext:value-type="float">
            <text:p>353.1818181818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C9]*[.$B$1]" office:value-type="float" office:value="40" calcext:value-type="float">
            <text:p>40</text:p>
          </table:table-cell>
          <table:table-cell table:formula="of:=50-[.C9]" office:value-type="float" office:value="46" calcext:value-type="float">
            <text:p>46</text:p>
          </table:table-cell>
          <table:table-cell table:formula="of:=[.F8]-[.C9]" office:value-type="float" office:value="1265" calcext:value-type="float">
            <text:p>1265</text:p>
          </table:table-cell>
          <table:table-cell table:formula="of:=(([.D9]+1)^(1-[.$B$2]))*(([.F9]+1)^([.$B$2]))" office:value-type="float" office:value="227.828883155758" calcext:value-type="float">
            <text:p>227.8288831558</text:p>
          </table:table-cell>
          <table:table-cell table:formula="of:=([.F9]+[.C9]^2+50)/(2*[.D9]+50)" office:value-type="float" office:value="10.2384615384615" calcext:value-type="float">
            <text:p>10.2384615385</text:p>
          </table:table-cell>
          <table:table-cell table:formula="of:=[.H9]*[.D9]" office:value-type="float" office:value="409.538461538461" calcext:value-type="float">
            <text:p>409.5384615385</text:p>
          </table:table-cell>
          <table:table-cell table:formula="of:=[.C9]" office:value-type="float" office:value="4" calcext:value-type="float">
            <text:p>4</text:p>
          </table:table-cell>
          <table:table-cell table:formula="of:=[.J9]*[.C9]" office:value-type="float" office:value="16" calcext:value-type="float">
            <text:p>16</text:p>
          </table:table-cell>
          <table:table-cell table:formula="of:=[.I9]-[.K9]" office:value-type="float" office:value="393.538461538461" calcext:value-type="float">
            <text:p>393.538461538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C10]*[.$B$1]" office:value-type="float" office:value="50" calcext:value-type="float">
            <text:p>50</text:p>
          </table:table-cell>
          <table:table-cell table:formula="of:=50-[.C10]" office:value-type="float" office:value="45" calcext:value-type="float">
            <text:p>45</text:p>
          </table:table-cell>
          <table:table-cell table:formula="of:=[.F9]-[.C10]" office:value-type="float" office:value="1260" calcext:value-type="float">
            <text:p>1260</text:p>
          </table:table-cell>
          <table:table-cell table:formula="of:=(([.D10]+1)^(1-[.$B$2]))*(([.F10]+1)^([.$B$2]))" office:value-type="float" office:value="253.596135617245" calcext:value-type="float">
            <text:p>253.5961356172</text:p>
          </table:table-cell>
          <table:table-cell table:formula="of:=([.F10]+[.C10]^2+50)/(2*[.D10]+50)" office:value-type="float" office:value="8.9" calcext:value-type="float">
            <text:p>8.9</text:p>
          </table:table-cell>
          <table:table-cell table:formula="of:=[.H10]*[.D10]" office:value-type="float" office:value="445" calcext:value-type="float">
            <text:p>445</text:p>
          </table:table-cell>
          <table:table-cell table:formula="of:=[.C10]" office:value-type="float" office:value="5" calcext:value-type="float">
            <text:p>5</text:p>
          </table:table-cell>
          <table:table-cell table:formula="of:=[.J10]*[.C10]" office:value-type="float" office:value="25" calcext:value-type="float">
            <text:p>25</text:p>
          </table:table-cell>
          <table:table-cell table:formula="of:=[.I10]-[.K10]" office:value-type="float" office:value="420" calcext:value-type="float">
            <text:p>42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C11]*[.$B$1]" office:value-type="float" office:value="60" calcext:value-type="float">
            <text:p>60</text:p>
          </table:table-cell>
          <table:table-cell table:formula="of:=50-[.C11]" office:value-type="float" office:value="44" calcext:value-type="float">
            <text:p>44</text:p>
          </table:table-cell>
          <table:table-cell table:formula="of:=[.F10]-[.C11]" office:value-type="float" office:value="1254" calcext:value-type="float">
            <text:p>1254</text:p>
          </table:table-cell>
          <table:table-cell table:formula="of:=(([.D11]+1)^(1-[.$B$2]))*(([.F11]+1)^([.$B$2]))" office:value-type="float" office:value="276.685742314272" calcext:value-type="float">
            <text:p>276.6857423143</text:p>
          </table:table-cell>
          <table:table-cell table:formula="of:=([.F11]+[.C11]^2+50)/(2*[.D11]+50)" office:value-type="float" office:value="7.88235294117647" calcext:value-type="float">
            <text:p>7.8823529412</text:p>
          </table:table-cell>
          <table:table-cell table:formula="of:=[.H11]*[.D11]" office:value-type="float" office:value="472.941176470588" calcext:value-type="float">
            <text:p>472.9411764706</text:p>
          </table:table-cell>
          <table:table-cell table:formula="of:=[.C11]" office:value-type="float" office:value="6" calcext:value-type="float">
            <text:p>6</text:p>
          </table:table-cell>
          <table:table-cell table:formula="of:=[.J11]*[.C11]" office:value-type="float" office:value="36" calcext:value-type="float">
            <text:p>36</text:p>
          </table:table-cell>
          <table:table-cell table:formula="of:=[.I11]-[.K11]" office:value-type="float" office:value="436.941176470588" calcext:value-type="float">
            <text:p>436.941176470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C12]*[.$B$1]" office:value-type="float" office:value="70" calcext:value-type="float">
            <text:p>70</text:p>
          </table:table-cell>
          <table:table-cell table:formula="of:=50-[.C12]" office:value-type="float" office:value="43" calcext:value-type="float">
            <text:p>43</text:p>
          </table:table-cell>
          <table:table-cell table:formula="of:=[.F11]-[.C12]" office:value-type="float" office:value="1247" calcext:value-type="float">
            <text:p>1247</text:p>
          </table:table-cell>
          <table:table-cell table:formula="of:=(([.D12]+1)^(1-[.$B$2]))*(([.F12]+1)^([.$B$2]))" office:value-type="float" office:value="297.670959282225" calcext:value-type="float">
            <text:p>297.6709592822</text:p>
          </table:table-cell>
          <table:table-cell table:formula="of:=([.F12]+[.C12]^2+50)/(2*[.D12]+50)" office:value-type="float" office:value="7.08421052631579" calcext:value-type="float">
            <text:p>7.0842105263</text:p>
          </table:table-cell>
          <table:table-cell table:formula="of:=[.H12]*[.D12]" office:value-type="float" office:value="495.894736842105" calcext:value-type="float">
            <text:p>495.8947368421</text:p>
          </table:table-cell>
          <table:table-cell table:formula="of:=[.C12]" office:value-type="float" office:value="7" calcext:value-type="float">
            <text:p>7</text:p>
          </table:table-cell>
          <table:table-cell table:formula="of:=[.J12]*[.C12]" office:value-type="float" office:value="49" calcext:value-type="float">
            <text:p>49</text:p>
          </table:table-cell>
          <table:table-cell table:formula="of:=[.I12]-[.K12]" office:value-type="float" office:value="446.894736842105" calcext:value-type="float">
            <text:p>446.8947368421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C13]*[.$B$1]" office:value-type="float" office:value="80" calcext:value-type="float">
            <text:p>80</text:p>
          </table:table-cell>
          <table:table-cell table:formula="of:=50-[.C13]" office:value-type="float" office:value="42" calcext:value-type="float">
            <text:p>42</text:p>
          </table:table-cell>
          <table:table-cell table:formula="of:=[.F12]-[.C13]" office:value-type="float" office:value="1239" calcext:value-type="float">
            <text:p>1239</text:p>
          </table:table-cell>
          <table:table-cell table:formula="of:=(([.D13]+1)^(1-[.$B$2]))*(([.F13]+1)^([.$B$2]))" office:value-type="float" office:value="316.922703509862" calcext:value-type="float">
            <text:p>316.9227035099</text:p>
          </table:table-cell>
          <table:table-cell table:formula="of:=([.F13]+[.C13]^2+50)/(2*[.D13]+50)" office:value-type="float" office:value="6.44285714285714" calcext:value-type="float">
            <text:p>6.4428571429</text:p>
          </table:table-cell>
          <table:table-cell table:formula="of:=[.H13]*[.D13]" office:value-type="float" office:value="515.428571428572" calcext:value-type="float">
            <text:p>515.4285714286</text:p>
          </table:table-cell>
          <table:table-cell table:formula="of:=[.C13]" office:value-type="float" office:value="8" calcext:value-type="float">
            <text:p>8</text:p>
          </table:table-cell>
          <table:table-cell table:formula="of:=[.J13]*[.C13]" office:value-type="float" office:value="64" calcext:value-type="float">
            <text:p>64</text:p>
          </table:table-cell>
          <table:table-cell table:formula="of:=[.I13]-[.K13]" office:value-type="float" office:value="451.428571428571" calcext:value-type="float">
            <text:p>451.428571428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ighest profit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table:formula="of:=[.C14]*[.$B$1]" office:value-type="float" office:value="90" calcext:value-type="float">
            <text:p>90</text:p>
          </table:table-cell>
          <table:table-cell table:style-name="ce1" table:formula="of:=50-[.C14]" office:value-type="float" office:value="41" calcext:value-type="float">
            <text:p>41</text:p>
          </table:table-cell>
          <table:table-cell table:style-name="ce1" table:formula="of:=[.F13]-[.C14]" office:value-type="float" office:value="1230" calcext:value-type="float">
            <text:p>1230</text:p>
          </table:table-cell>
          <table:table-cell table:style-name="ce1" table:formula="of:=(([.D14]+1)^(1-[.$B$2]))*(([.F14]+1)^([.$B$2]))" office:value-type="float" office:value="334.695383894072" calcext:value-type="float">
            <text:p>334.6953838941</text:p>
          </table:table-cell>
          <table:table-cell table:style-name="ce1" table:formula="of:=([.F14]+[.C14]^2+50)/(2*[.D14]+50)" office:value-type="float" office:value="5.91739130434783" calcext:value-type="float">
            <text:p>5.9173913043</text:p>
          </table:table-cell>
          <table:table-cell table:style-name="ce1" table:formula="of:=[.H14]*[.D14]" office:value-type="float" office:value="532.565217391304" calcext:value-type="float">
            <text:p>532.5652173913</text:p>
          </table:table-cell>
          <table:table-cell table:style-name="ce1" table:formula="of:=[.C14]" office:value-type="float" office:value="9" calcext:value-type="float">
            <text:p>9</text:p>
          </table:table-cell>
          <table:table-cell table:style-name="ce1" table:formula="of:=[.J14]*[.C14]" office:value-type="float" office:value="81" calcext:value-type="float">
            <text:p>81</text:p>
          </table:table-cell>
          <table:table-cell table:style-name="ce1" table:formula="of:=[.I14]-[.K14]" office:value-type="float" office:value="451.565217391304" calcext:value-type="float">
            <text:p>451.5652173913</text:p>
          </table:table-cell>
          <table:table-cell table:style-name="ce4"/>
          <table:table-cell table:style-name="ce1" table:number-columns-repeated="10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C15]*[.$B$1]" office:value-type="float" office:value="100" calcext:value-type="float">
            <text:p>100</text:p>
          </table:table-cell>
          <table:table-cell table:formula="of:=50-[.C15]" office:value-type="float" office:value="40" calcext:value-type="float">
            <text:p>40</text:p>
          </table:table-cell>
          <table:table-cell table:formula="of:=[.F14]-[.C15]" office:value-type="float" office:value="1220" calcext:value-type="float">
            <text:p>1220</text:p>
          </table:table-cell>
          <table:table-cell table:formula="of:=(([.D15]+1)^(1-[.$B$2]))*(([.F15]+1)^([.$B$2]))" office:value-type="float" office:value="351.170898566496" calcext:value-type="float">
            <text:p>351.1708985665</text:p>
          </table:table-cell>
          <table:table-cell table:formula="of:=([.F15]+[.C15]^2+50)/(2*[.D15]+50)" office:value-type="float" office:value="5.48" calcext:value-type="float">
            <text:p>5.48</text:p>
          </table:table-cell>
          <table:table-cell table:formula="of:=[.H15]*[.D15]" office:value-type="float" office:value="548" calcext:value-type="float">
            <text:p>548</text:p>
          </table:table-cell>
          <table:table-cell table:formula="of:=[.C15]" office:value-type="float" office:value="10" calcext:value-type="float">
            <text:p>10</text:p>
          </table:table-cell>
          <table:table-cell table:formula="of:=[.J15]*[.C15]" office:value-type="float" office:value="100" calcext:value-type="float">
            <text:p>100</text:p>
          </table:table-cell>
          <table:table-cell table:formula="of:=[.I15]-[.K15]" office:value-type="float" office:value="448" calcext:value-type="float">
            <text:p>448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C16]*[.$B$1]" office:value-type="float" office:value="110" calcext:value-type="float">
            <text:p>110</text:p>
          </table:table-cell>
          <table:table-cell table:formula="of:=50-[.C16]" office:value-type="float" office:value="39" calcext:value-type="float">
            <text:p>39</text:p>
          </table:table-cell>
          <table:table-cell table:formula="of:=[.F15]-[.C16]" office:value-type="float" office:value="1209" calcext:value-type="float">
            <text:p>1209</text:p>
          </table:table-cell>
          <table:table-cell table:formula="of:=(([.D16]+1)^(1-[.$B$2]))*(([.F16]+1)^([.$B$2]))" office:value-type="float" office:value="366.483287477069" calcext:value-type="float">
            <text:p>366.4832874771</text:p>
          </table:table-cell>
          <table:table-cell table:formula="of:=([.F16]+[.C16]^2+50)/(2*[.D16]+50)" office:value-type="float" office:value="5.11111111111111" calcext:value-type="float">
            <text:p>5.1111111111</text:p>
          </table:table-cell>
          <table:table-cell table:formula="of:=[.H16]*[.D16]" office:value-type="float" office:value="562.222222222222" calcext:value-type="float">
            <text:p>562.2222222222</text:p>
          </table:table-cell>
          <table:table-cell table:formula="of:=[.C16]" office:value-type="float" office:value="11" calcext:value-type="float">
            <text:p>11</text:p>
          </table:table-cell>
          <table:table-cell table:formula="of:=[.J16]*[.C16]" office:value-type="float" office:value="121" calcext:value-type="float">
            <text:p>121</text:p>
          </table:table-cell>
          <table:table-cell table:formula="of:=[.I16]-[.K16]" office:value-type="float" office:value="441.222222222222" calcext:value-type="float">
            <text:p>441.222222222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C17]*[.$B$1]" office:value-type="float" office:value="120" calcext:value-type="float">
            <text:p>120</text:p>
          </table:table-cell>
          <table:table-cell table:formula="of:=50-[.C17]" office:value-type="float" office:value="38" calcext:value-type="float">
            <text:p>38</text:p>
          </table:table-cell>
          <table:table-cell table:formula="of:=[.F16]-[.C17]" office:value-type="float" office:value="1197" calcext:value-type="float">
            <text:p>1197</text:p>
          </table:table-cell>
          <table:table-cell table:formula="of:=(([.D17]+1)^(1-[.$B$2]))*(([.F17]+1)^([.$B$2]))" office:value-type="float" office:value="380.733502597289" calcext:value-type="float">
            <text:p>380.7335025973</text:p>
          </table:table-cell>
          <table:table-cell table:formula="of:=([.F17]+[.C17]^2+50)/(2*[.D17]+50)" office:value-type="float" office:value="4.79655172413793" calcext:value-type="float">
            <text:p>4.7965517241</text:p>
          </table:table-cell>
          <table:table-cell table:formula="of:=[.H17]*[.D17]" office:value-type="float" office:value="575.586206896552" calcext:value-type="float">
            <text:p>575.5862068966</text:p>
          </table:table-cell>
          <table:table-cell table:formula="of:=[.C17]" office:value-type="float" office:value="12" calcext:value-type="float">
            <text:p>12</text:p>
          </table:table-cell>
          <table:table-cell table:formula="of:=[.J17]*[.C17]" office:value-type="float" office:value="144" calcext:value-type="float">
            <text:p>144</text:p>
          </table:table-cell>
          <table:table-cell table:formula="of:=[.I17]-[.K17]" office:value-type="float" office:value="431.586206896552" calcext:value-type="float">
            <text:p>431.586206896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C18]*[.$B$1]" office:value-type="float" office:value="130" calcext:value-type="float">
            <text:p>130</text:p>
          </table:table-cell>
          <table:table-cell table:formula="of:=50-[.C18]" office:value-type="float" office:value="37" calcext:value-type="float">
            <text:p>37</text:p>
          </table:table-cell>
          <table:table-cell table:formula="of:=[.F17]-[.C18]" office:value-type="float" office:value="1184" calcext:value-type="float">
            <text:p>1184</text:p>
          </table:table-cell>
          <table:table-cell table:formula="of:=(([.D18]+1)^(1-[.$B$2]))*(([.F18]+1)^([.$B$2]))" office:value-type="float" office:value="393.998730962423" calcext:value-type="float">
            <text:p>393.9987309624</text:p>
          </table:table-cell>
          <table:table-cell table:formula="of:=([.F18]+[.C18]^2+50)/(2*[.D18]+50)" office:value-type="float" office:value="4.5258064516129" calcext:value-type="float">
            <text:p>4.5258064516</text:p>
          </table:table-cell>
          <table:table-cell table:formula="of:=[.H18]*[.D18]" office:value-type="float" office:value="588.354838709677" calcext:value-type="float">
            <text:p>588.3548387097</text:p>
          </table:table-cell>
          <table:table-cell table:formula="of:=[.C18]" office:value-type="float" office:value="13" calcext:value-type="float">
            <text:p>13</text:p>
          </table:table-cell>
          <table:table-cell table:formula="of:=[.J18]*[.C18]" office:value-type="float" office:value="169" calcext:value-type="float">
            <text:p>169</text:p>
          </table:table-cell>
          <table:table-cell table:formula="of:=[.I18]-[.K18]" office:value-type="float" office:value="419.354838709677" calcext:value-type="float">
            <text:p>419.354838709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C19]*[.$B$1]" office:value-type="float" office:value="140" calcext:value-type="float">
            <text:p>140</text:p>
          </table:table-cell>
          <table:table-cell table:formula="of:=50-[.C19]" office:value-type="float" office:value="36" calcext:value-type="float">
            <text:p>36</text:p>
          </table:table-cell>
          <table:table-cell table:formula="of:=[.F18]-[.C19]" office:value-type="float" office:value="1170" calcext:value-type="float">
            <text:p>1170</text:p>
          </table:table-cell>
          <table:table-cell table:formula="of:=(([.D19]+1)^(1-[.$B$2]))*(([.F19]+1)^([.$B$2]))" office:value-type="float" office:value="406.338528815568" calcext:value-type="float">
            <text:p>406.3385288156</text:p>
          </table:table-cell>
          <table:table-cell table:formula="of:=([.F19]+[.C19]^2+50)/(2*[.D19]+50)" office:value-type="float" office:value="4.29090909090909" calcext:value-type="float">
            <text:p>4.2909090909</text:p>
          </table:table-cell>
          <table:table-cell table:formula="of:=[.H19]*[.D19]" office:value-type="float" office:value="600.727272727273" calcext:value-type="float">
            <text:p>600.7272727273</text:p>
          </table:table-cell>
          <table:table-cell table:formula="of:=[.C19]" office:value-type="float" office:value="14" calcext:value-type="float">
            <text:p>14</text:p>
          </table:table-cell>
          <table:table-cell table:formula="of:=[.J19]*[.C19]" office:value-type="float" office:value="196" calcext:value-type="float">
            <text:p>196</text:p>
          </table:table-cell>
          <table:table-cell table:formula="of:=[.I19]-[.K19]" office:value-type="float" office:value="404.727272727273" calcext:value-type="float">
            <text:p>404.727272727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C20]*[.$B$1]" office:value-type="float" office:value="150" calcext:value-type="float">
            <text:p>150</text:p>
          </table:table-cell>
          <table:table-cell table:formula="of:=50-[.C20]" office:value-type="float" office:value="35" calcext:value-type="float">
            <text:p>35</text:p>
          </table:table-cell>
          <table:table-cell table:formula="of:=[.F19]-[.C20]" office:value-type="float" office:value="1155" calcext:value-type="float">
            <text:p>1155</text:p>
          </table:table-cell>
          <table:table-cell table:formula="of:=(([.D20]+1)^(1-[.$B$2]))*(([.F20]+1)^([.$B$2]))" office:value-type="float" office:value="417.798994733113" calcext:value-type="float">
            <text:p>417.7989947331</text:p>
          </table:table-cell>
          <table:table-cell table:formula="of:=([.F20]+[.C20]^2+50)/(2*[.D20]+50)" office:value-type="float" office:value="4.08571428571429" calcext:value-type="float">
            <text:p>4.0857142857</text:p>
          </table:table-cell>
          <table:table-cell table:formula="of:=[.H20]*[.D20]" office:value-type="float" office:value="612.857142857143" calcext:value-type="float">
            <text:p>612.8571428571</text:p>
          </table:table-cell>
          <table:table-cell table:formula="of:=[.C20]" office:value-type="float" office:value="15" calcext:value-type="float">
            <text:p>15</text:p>
          </table:table-cell>
          <table:table-cell table:formula="of:=[.J20]*[.C20]" office:value-type="float" office:value="225" calcext:value-type="float">
            <text:p>225</text:p>
          </table:table-cell>
          <table:table-cell table:formula="of:=[.I20]-[.K20]" office:value-type="float" office:value="387.857142857143" calcext:value-type="float">
            <text:p>387.857142857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21]*[.$B$1]" office:value-type="float" office:value="160" calcext:value-type="float">
            <text:p>160</text:p>
          </table:table-cell>
          <table:table-cell table:formula="of:=50-[.C21]" office:value-type="float" office:value="34" calcext:value-type="float">
            <text:p>34</text:p>
          </table:table-cell>
          <table:table-cell table:formula="of:=[.F20]-[.C21]" office:value-type="float" office:value="1139" calcext:value-type="float">
            <text:p>1139</text:p>
          </table:table-cell>
          <table:table-cell table:formula="of:=(([.D21]+1)^(1-[.$B$2]))*(([.F21]+1)^([.$B$2]))" office:value-type="float" office:value="428.415685987336" calcext:value-type="float">
            <text:p>428.4156859873</text:p>
          </table:table-cell>
          <table:table-cell table:formula="of:=([.F21]+[.C21]^2+50)/(2*[.D21]+50)" office:value-type="float" office:value="3.90540540540541" calcext:value-type="float">
            <text:p>3.9054054054</text:p>
          </table:table-cell>
          <table:table-cell table:formula="of:=[.H21]*[.D21]" office:value-type="float" office:value="624.864864864865" calcext:value-type="float">
            <text:p>624.8648648649</text:p>
          </table:table-cell>
          <table:table-cell table:formula="of:=[.C21]" office:value-type="float" office:value="16" calcext:value-type="float">
            <text:p>16</text:p>
          </table:table-cell>
          <table:table-cell table:formula="of:=[.J21]*[.C21]" office:value-type="float" office:value="256" calcext:value-type="float">
            <text:p>256</text:p>
          </table:table-cell>
          <table:table-cell table:formula="of:=[.I21]-[.K21]" office:value-type="float" office:value="368.864864864865" calcext:value-type="float">
            <text:p>368.864864864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C22]*[.$B$1]" office:value-type="float" office:value="170" calcext:value-type="float">
            <text:p>170</text:p>
          </table:table-cell>
          <table:table-cell table:formula="of:=50-[.C22]" office:value-type="float" office:value="33" calcext:value-type="float">
            <text:p>33</text:p>
          </table:table-cell>
          <table:table-cell table:formula="of:=[.F21]-[.C22]" office:value-type="float" office:value="1122" calcext:value-type="float">
            <text:p>1122</text:p>
          </table:table-cell>
          <table:table-cell table:formula="of:=(([.D22]+1)^(1-[.$B$2]))*(([.F22]+1)^([.$B$2]))" office:value-type="float" office:value="438.215700312072" calcext:value-type="float">
            <text:p>438.2157003121</text:p>
          </table:table-cell>
          <table:table-cell table:formula="of:=([.F22]+[.C22]^2+50)/(2*[.D22]+50)" office:value-type="float" office:value="3.74615384615385" calcext:value-type="float">
            <text:p>3.7461538462</text:p>
          </table:table-cell>
          <table:table-cell table:formula="of:=[.H22]*[.D22]" office:value-type="float" office:value="636.846153846154" calcext:value-type="float">
            <text:p>636.8461538462</text:p>
          </table:table-cell>
          <table:table-cell table:formula="of:=[.C22]" office:value-type="float" office:value="17" calcext:value-type="float">
            <text:p>17</text:p>
          </table:table-cell>
          <table:table-cell table:formula="of:=[.J22]*[.C22]" office:value-type="float" office:value="289" calcext:value-type="float">
            <text:p>289</text:p>
          </table:table-cell>
          <table:table-cell table:formula="of:=[.I22]-[.K22]" office:value-type="float" office:value="347.846153846154" calcext:value-type="float">
            <text:p>347.846153846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C23]*[.$B$1]" office:value-type="float" office:value="180" calcext:value-type="float">
            <text:p>180</text:p>
          </table:table-cell>
          <table:table-cell table:formula="of:=50-[.C23]" office:value-type="float" office:value="32" calcext:value-type="float">
            <text:p>32</text:p>
          </table:table-cell>
          <table:table-cell table:formula="of:=[.F22]-[.C23]" office:value-type="float" office:value="1104" calcext:value-type="float">
            <text:p>1104</text:p>
          </table:table-cell>
          <table:table-cell table:formula="of:=(([.D23]+1)^(1-[.$B$2]))*(([.F23]+1)^([.$B$2]))" office:value-type="float" office:value="447.219185634964" calcext:value-type="float">
            <text:p>447.219185635</text:p>
          </table:table-cell>
          <table:table-cell table:formula="of:=([.F23]+[.C23]^2+50)/(2*[.D23]+50)" office:value-type="float" office:value="3.60487804878049" calcext:value-type="float">
            <text:p>3.6048780488</text:p>
          </table:table-cell>
          <table:table-cell table:formula="of:=[.H23]*[.D23]" office:value-type="float" office:value="648.878048780488" calcext:value-type="float">
            <text:p>648.8780487805</text:p>
          </table:table-cell>
          <table:table-cell table:formula="of:=[.C23]" office:value-type="float" office:value="18" calcext:value-type="float">
            <text:p>18</text:p>
          </table:table-cell>
          <table:table-cell table:formula="of:=[.J23]*[.C23]" office:value-type="float" office:value="324" calcext:value-type="float">
            <text:p>324</text:p>
          </table:table-cell>
          <table:table-cell table:formula="of:=[.I23]-[.K23]" office:value-type="float" office:value="324.878048780488" calcext:value-type="float">
            <text:p>324.878048780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C24]*[.$B$1]" office:value-type="float" office:value="190" calcext:value-type="float">
            <text:p>190</text:p>
          </table:table-cell>
          <table:table-cell table:formula="of:=50-[.C24]" office:value-type="float" office:value="31" calcext:value-type="float">
            <text:p>31</text:p>
          </table:table-cell>
          <table:table-cell table:formula="of:=[.F23]-[.C24]" office:value-type="float" office:value="1085" calcext:value-type="float">
            <text:p>1085</text:p>
          </table:table-cell>
          <table:table-cell table:formula="of:=(([.D24]+1)^(1-[.$B$2]))*(([.F24]+1)^([.$B$2]))" office:value-type="float" office:value="455.440446161735" calcext:value-type="float">
            <text:p>455.4404461617</text:p>
          </table:table-cell>
          <table:table-cell table:formula="of:=([.F24]+[.C24]^2+50)/(2*[.D24]+50)" office:value-type="float" office:value="3.47906976744186" calcext:value-type="float">
            <text:p>3.4790697674</text:p>
          </table:table-cell>
          <table:table-cell table:formula="of:=[.H24]*[.D24]" office:value-type="float" office:value="661.023255813953" calcext:value-type="float">
            <text:p>661.023255814</text:p>
          </table:table-cell>
          <table:table-cell table:formula="of:=[.C24]" office:value-type="float" office:value="19" calcext:value-type="float">
            <text:p>19</text:p>
          </table:table-cell>
          <table:table-cell table:formula="of:=[.J24]*[.C24]" office:value-type="float" office:value="361" calcext:value-type="float">
            <text:p>361</text:p>
          </table:table-cell>
          <table:table-cell table:formula="of:=[.I24]-[.K24]" office:value-type="float" office:value="300.023255813953" calcext:value-type="float">
            <text:p>300.02325581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C25]*[.$B$1]" office:value-type="float" office:value="200" calcext:value-type="float">
            <text:p>200</text:p>
          </table:table-cell>
          <table:table-cell table:formula="of:=50-[.C25]" office:value-type="float" office:value="30" calcext:value-type="float">
            <text:p>30</text:p>
          </table:table-cell>
          <table:table-cell table:formula="of:=[.F24]-[.C25]" office:value-type="float" office:value="1065" calcext:value-type="float">
            <text:p>1065</text:p>
          </table:table-cell>
          <table:table-cell table:formula="of:=(([.D25]+1)^(1-[.$B$2]))*(([.F25]+1)^([.$B$2]))" office:value-type="float" office:value="462.8887555342" calcext:value-type="float">
            <text:p>462.8887555342</text:p>
          </table:table-cell>
          <table:table-cell table:formula="of:=([.F25]+[.C25]^2+50)/(2*[.D25]+50)" office:value-type="float" office:value="3.36666666666667" calcext:value-type="float">
            <text:p>3.3666666667</text:p>
          </table:table-cell>
          <table:table-cell table:formula="of:=[.H25]*[.D25]" office:value-type="float" office:value="673.333333333333" calcext:value-type="float">
            <text:p>673.3333333333</text:p>
          </table:table-cell>
          <table:table-cell table:formula="of:=[.C25]" office:value-type="float" office:value="20" calcext:value-type="float">
            <text:p>20</text:p>
          </table:table-cell>
          <table:table-cell table:formula="of:=[.J25]*[.C25]" office:value-type="float" office:value="400" calcext:value-type="float">
            <text:p>400</text:p>
          </table:table-cell>
          <table:table-cell table:formula="of:=[.I25]-[.K25]" office:value-type="float" office:value="273.333333333333" calcext:value-type="float">
            <text:p>273.333333333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[.C26]*[.$B$1]" office:value-type="float" office:value="210" calcext:value-type="float">
            <text:p>210</text:p>
          </table:table-cell>
          <table:table-cell table:formula="of:=50-[.C26]" office:value-type="float" office:value="29" calcext:value-type="float">
            <text:p>29</text:p>
          </table:table-cell>
          <table:table-cell table:formula="of:=[.F25]-[.C26]" office:value-type="float" office:value="1044" calcext:value-type="float">
            <text:p>1044</text:p>
          </table:table-cell>
          <table:table-cell table:formula="of:=(([.D26]+1)^(1-[.$B$2]))*(([.F26]+1)^([.$B$2]))" office:value-type="float" office:value="469.568951273399" calcext:value-type="float">
            <text:p>469.5689512734</text:p>
          </table:table-cell>
          <table:table-cell table:formula="of:=([.F26]+[.C26]^2+50)/(2*[.D26]+50)" office:value-type="float" office:value="3.26595744680851" calcext:value-type="float">
            <text:p>3.2659574468</text:p>
          </table:table-cell>
          <table:table-cell table:formula="of:=[.H26]*[.D26]" office:value-type="float" office:value="685.851063829787" calcext:value-type="float">
            <text:p>685.8510638298</text:p>
          </table:table-cell>
          <table:table-cell table:formula="of:=[.C26]" office:value-type="float" office:value="21" calcext:value-type="float">
            <text:p>21</text:p>
          </table:table-cell>
          <table:table-cell table:formula="of:=[.J26]*[.C26]" office:value-type="float" office:value="441" calcext:value-type="float">
            <text:p>441</text:p>
          </table:table-cell>
          <table:table-cell table:formula="of:=[.I26]-[.K26]" office:value-type="float" office:value="244.851063829787" calcext:value-type="float">
            <text:p>244.8510638298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[.C27]*[.$B$1]" office:value-type="float" office:value="220" calcext:value-type="float">
            <text:p>220</text:p>
          </table:table-cell>
          <table:table-cell table:formula="of:=50-[.C27]" office:value-type="float" office:value="28" calcext:value-type="float">
            <text:p>28</text:p>
          </table:table-cell>
          <table:table-cell table:formula="of:=[.F26]-[.C27]" office:value-type="float" office:value="1022" calcext:value-type="float">
            <text:p>1022</text:p>
          </table:table-cell>
          <table:table-cell table:formula="of:=(([.D27]+1)^(1-[.$B$2]))*(([.F27]+1)^([.$B$2]))" office:value-type="float" office:value="475.481860852756" calcext:value-type="float">
            <text:p>475.4818608528</text:p>
          </table:table-cell>
          <table:table-cell table:formula="of:=([.F27]+[.C27]^2+50)/(2*[.D27]+50)" office:value-type="float" office:value="3.17551020408163" calcext:value-type="float">
            <text:p>3.1755102041</text:p>
          </table:table-cell>
          <table:table-cell table:formula="of:=[.H27]*[.D27]" office:value-type="float" office:value="698.612244897959" calcext:value-type="float">
            <text:p>698.612244898</text:p>
          </table:table-cell>
          <table:table-cell table:formula="of:=[.C27]" office:value-type="float" office:value="22" calcext:value-type="float">
            <text:p>22</text:p>
          </table:table-cell>
          <table:table-cell table:formula="of:=[.J27]*[.C27]" office:value-type="float" office:value="484" calcext:value-type="float">
            <text:p>484</text:p>
          </table:table-cell>
          <table:table-cell table:formula="of:=[.I27]-[.K27]" office:value-type="float" office:value="214.612244897959" calcext:value-type="float">
            <text:p>214.612244898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[.C28]*[.$B$1]" office:value-type="float" office:value="230" calcext:value-type="float">
            <text:p>230</text:p>
          </table:table-cell>
          <table:table-cell table:formula="of:=50-[.C28]" office:value-type="float" office:value="27" calcext:value-type="float">
            <text:p>27</text:p>
          </table:table-cell>
          <table:table-cell table:formula="of:=[.F27]-[.C28]" office:value-type="float" office:value="999" calcext:value-type="float">
            <text:p>999</text:p>
          </table:table-cell>
          <table:table-cell table:formula="of:=(([.D28]+1)^(1-[.$B$2]))*(([.F28]+1)^([.$B$2]))" office:value-type="float" office:value="480.624593627917" calcext:value-type="float">
            <text:p>480.6245936279</text:p>
          </table:table-cell>
          <table:table-cell table:formula="of:=([.F28]+[.C28]^2+50)/(2*[.D28]+50)" office:value-type="float" office:value="3.09411764705882" calcext:value-type="float">
            <text:p>3.0941176471</text:p>
          </table:table-cell>
          <table:table-cell table:formula="of:=[.H28]*[.D28]" office:value-type="float" office:value="711.647058823529" calcext:value-type="float">
            <text:p>711.6470588235</text:p>
          </table:table-cell>
          <table:table-cell table:formula="of:=[.C28]" office:value-type="float" office:value="23" calcext:value-type="float">
            <text:p>23</text:p>
          </table:table-cell>
          <table:table-cell table:formula="of:=[.J28]*[.C28]" office:value-type="float" office:value="529" calcext:value-type="float">
            <text:p>529</text:p>
          </table:table-cell>
          <table:table-cell table:formula="of:=[.I28]-[.K28]" office:value-type="float" office:value="182.647058823529" calcext:value-type="float">
            <text:p>182.647058823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[.C29]*[.$B$1]" office:value-type="float" office:value="240" calcext:value-type="float">
            <text:p>240</text:p>
          </table:table-cell>
          <table:table-cell table:formula="of:=50-[.C29]" office:value-type="float" office:value="26" calcext:value-type="float">
            <text:p>26</text:p>
          </table:table-cell>
          <table:table-cell table:formula="of:=[.F28]-[.C29]" office:value-type="float" office:value="975" calcext:value-type="float">
            <text:p>975</text:p>
          </table:table-cell>
          <table:table-cell table:formula="of:=(([.D29]+1)^(1-[.$B$2]))*(([.F29]+1)^([.$B$2]))" office:value-type="float" office:value="484.990721560733" calcext:value-type="float">
            <text:p>484.9907215607</text:p>
          </table:table-cell>
          <table:table-cell table:formula="of:=([.F29]+[.C29]^2+50)/(2*[.D29]+50)" office:value-type="float" office:value="3.02075471698113" calcext:value-type="float">
            <text:p>3.020754717</text:p>
          </table:table-cell>
          <table:table-cell table:formula="of:=[.H29]*[.D29]" office:value-type="float" office:value="724.981132075472" calcext:value-type="float">
            <text:p>724.9811320755</text:p>
          </table:table-cell>
          <table:table-cell table:formula="of:=[.C29]" office:value-type="float" office:value="24" calcext:value-type="float">
            <text:p>24</text:p>
          </table:table-cell>
          <table:table-cell table:formula="of:=[.J29]*[.C29]" office:value-type="float" office:value="576" calcext:value-type="float">
            <text:p>576</text:p>
          </table:table-cell>
          <table:table-cell table:formula="of:=[.I29]-[.K29]" office:value-type="float" office:value="148.981132075472" calcext:value-type="float">
            <text:p>148.981132075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[.C30]*[.$B$1]" office:value-type="float" office:value="250" calcext:value-type="float">
            <text:p>250</text:p>
          </table:table-cell>
          <table:table-cell table:formula="of:=50-[.C30]" office:value-type="float" office:value="25" calcext:value-type="float">
            <text:p>25</text:p>
          </table:table-cell>
          <table:table-cell table:formula="of:=[.F29]-[.C30]" office:value-type="float" office:value="950" calcext:value-type="float">
            <text:p>950</text:p>
          </table:table-cell>
          <table:table-cell table:formula="of:=(([.D30]+1)^(1-[.$B$2]))*(([.F30]+1)^([.$B$2]))" office:value-type="float" office:value="488.57036340736" calcext:value-type="float">
            <text:p>488.5703634074</text:p>
          </table:table-cell>
          <table:table-cell table:formula="of:=([.F30]+[.C30]^2+50)/(2*[.D30]+50)" office:value-type="float" office:value="2.95454545454545" calcext:value-type="float">
            <text:p>2.9545454545</text:p>
          </table:table-cell>
          <table:table-cell table:formula="of:=[.H30]*[.D30]" office:value-type="float" office:value="738.636363636364" calcext:value-type="float">
            <text:p>738.6363636364</text:p>
          </table:table-cell>
          <table:table-cell table:formula="of:=[.C30]" office:value-type="float" office:value="25" calcext:value-type="float">
            <text:p>25</text:p>
          </table:table-cell>
          <table:table-cell table:formula="of:=[.J30]*[.C30]" office:value-type="float" office:value="625" calcext:value-type="float">
            <text:p>625</text:p>
          </table:table-cell>
          <table:table-cell table:formula="of:=[.I30]-[.K30]" office:value-type="float" office:value="113.636363636364" calcext:value-type="float">
            <text:p>113.636363636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[.C31]*[.$B$1]" office:value-type="float" office:value="260" calcext:value-type="float">
            <text:p>260</text:p>
          </table:table-cell>
          <table:table-cell table:formula="of:=50-[.C31]" office:value-type="float" office:value="24" calcext:value-type="float">
            <text:p>24</text:p>
          </table:table-cell>
          <table:table-cell table:formula="of:=[.F30]-[.C31]" office:value-type="float" office:value="924" calcext:value-type="float">
            <text:p>924</text:p>
          </table:table-cell>
          <table:table-cell table:formula="of:=(([.D31]+1)^(1-[.$B$2]))*(([.F31]+1)^([.$B$2]))" office:value-type="float" office:value="491.350180624776" calcext:value-type="float">
            <text:p>491.3501806248</text:p>
          </table:table-cell>
          <table:table-cell table:formula="of:=([.F31]+[.C31]^2+50)/(2*[.D31]+50)" office:value-type="float" office:value="2.89473684210526" calcext:value-type="float">
            <text:p>2.8947368421</text:p>
          </table:table-cell>
          <table:table-cell table:formula="of:=[.H31]*[.D31]" office:value-type="float" office:value="752.631578947368" calcext:value-type="float">
            <text:p>752.6315789474</text:p>
          </table:table-cell>
          <table:table-cell table:formula="of:=[.C31]" office:value-type="float" office:value="26" calcext:value-type="float">
            <text:p>26</text:p>
          </table:table-cell>
          <table:table-cell table:formula="of:=[.J31]*[.C31]" office:value-type="float" office:value="676" calcext:value-type="float">
            <text:p>676</text:p>
          </table:table-cell>
          <table:table-cell table:formula="of:=[.I31]-[.K31]" office:value-type="float" office:value="76.6315789473684" calcext:value-type="float">
            <text:p>76.631578947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[.C32]*[.$B$1]" office:value-type="float" office:value="270" calcext:value-type="float">
            <text:p>270</text:p>
          </table:table-cell>
          <table:table-cell table:formula="of:=50-[.C32]" office:value-type="float" office:value="23" calcext:value-type="float">
            <text:p>23</text:p>
          </table:table-cell>
          <table:table-cell table:formula="of:=[.F31]-[.C32]" office:value-type="float" office:value="897" calcext:value-type="float">
            <text:p>897</text:p>
          </table:table-cell>
          <table:table-cell table:formula="of:=(([.D32]+1)^(1-[.$B$2]))*(([.F32]+1)^([.$B$2]))" office:value-type="float" office:value="493.313287881038" calcext:value-type="float">
            <text:p>493.313287881</text:p>
          </table:table-cell>
          <table:table-cell table:formula="of:=([.F32]+[.C32]^2+50)/(2*[.D32]+50)" office:value-type="float" office:value="2.84067796610169" calcext:value-type="float">
            <text:p>2.8406779661</text:p>
          </table:table-cell>
          <table:table-cell table:formula="of:=[.H32]*[.D32]" office:value-type="float" office:value="766.983050847458" calcext:value-type="float">
            <text:p>766.9830508475</text:p>
          </table:table-cell>
          <table:table-cell table:formula="of:=[.C32]" office:value-type="float" office:value="27" calcext:value-type="float">
            <text:p>27</text:p>
          </table:table-cell>
          <table:table-cell table:formula="of:=[.J32]*[.C32]" office:value-type="float" office:value="729" calcext:value-type="float">
            <text:p>729</text:p>
          </table:table-cell>
          <table:table-cell table:formula="of:=[.I32]-[.K32]" office:value-type="float" office:value="37.9830508474577" calcext:value-type="float">
            <text:p>37.983050847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ero profits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table:formula="of:=[.C33]*[.$B$1]" office:value-type="float" office:value="280" calcext:value-type="float">
            <text:p>280</text:p>
          </table:table-cell>
          <table:table-cell table:style-name="ce2" table:formula="of:=50-[.C33]" office:value-type="float" office:value="22" calcext:value-type="float">
            <text:p>22</text:p>
          </table:table-cell>
          <table:table-cell table:style-name="ce2" table:formula="of:=[.F32]-[.C33]" office:value-type="float" office:value="869" calcext:value-type="float">
            <text:p>869</text:p>
          </table:table-cell>
          <table:table-cell table:style-name="ce2" table:formula="of:=(([.D33]+1)^(1-[.$B$2]))*(([.F33]+1)^([.$B$2]))" office:value-type="float" office:value="494.439076125664" calcext:value-type="float">
            <text:p>494.4390761257</text:p>
          </table:table-cell>
          <table:table-cell table:style-name="ce2" table:formula="of:=([.F33]+[.C33]^2+50)/(2*[.D33]+50)" office:value-type="float" office:value="2.79180327868852" calcext:value-type="float">
            <text:p>2.7918032787</text:p>
          </table:table-cell>
          <table:table-cell table:style-name="ce2" table:formula="of:=[.H33]*[.D33]" office:value-type="float" office:value="781.704918032787" calcext:value-type="float">
            <text:p>781.7049180328</text:p>
          </table:table-cell>
          <table:table-cell table:style-name="ce2" table:formula="of:=[.C33]" office:value-type="float" office:value="28" calcext:value-type="float">
            <text:p>28</text:p>
          </table:table-cell>
          <table:table-cell table:style-name="ce2" table:formula="of:=[.J33]*[.C33]" office:value-type="float" office:value="784" calcext:value-type="float">
            <text:p>784</text:p>
          </table:table-cell>
          <table:table-cell table:style-name="ce2" table:formula="of:=[.I33]-[.K33]" office:value-type="float" office:value="-2.29508196721315" calcext:value-type="float">
            <text:p>-2.2950819672</text:p>
          </table:table-cell>
          <table:table-cell table:style-name="ce5"/>
          <table:table-cell table:style-name="ce2" table:number-columns-repeated="1011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[.C34]*[.$B$1]" office:value-type="float" office:value="290" calcext:value-type="float">
            <text:p>290</text:p>
          </table:table-cell>
          <table:table-cell table:formula="of:=50-[.C34]" office:value-type="float" office:value="21" calcext:value-type="float">
            <text:p>21</text:p>
          </table:table-cell>
          <table:table-cell table:formula="of:=[.F33]-[.C34]" office:value-type="float" office:value="840" calcext:value-type="float">
            <text:p>840</text:p>
          </table:table-cell>
          <table:table-cell table:formula="of:=(([.D34]+1)^(1-[.$B$2]))*(([.F34]+1)^([.$B$2]))" office:value-type="float" office:value="494.702941167727" calcext:value-type="float">
            <text:p>494.7029411677</text:p>
          </table:table-cell>
          <table:table-cell table:formula="of:=([.F34]+[.C34]^2+50)/(2*[.D34]+50)" office:value-type="float" office:value="2.74761904761905" calcext:value-type="float">
            <text:p>2.7476190476</text:p>
          </table:table-cell>
          <table:table-cell table:formula="of:=[.H34]*[.D34]" office:value-type="float" office:value="796.809523809524" calcext:value-type="float">
            <text:p>796.8095238095</text:p>
          </table:table-cell>
          <table:table-cell table:formula="of:=[.C34]" office:value-type="float" office:value="29" calcext:value-type="float">
            <text:p>29</text:p>
          </table:table-cell>
          <table:table-cell table:formula="of:=[.J34]*[.C34]" office:value-type="float" office:value="841" calcext:value-type="float">
            <text:p>841</text:p>
          </table:table-cell>
          <table:table-cell table:formula="of:=[.I34]-[.K34]" office:value-type="float" office:value="-44.1904761904762" calcext:value-type="float">
            <text:p>-44.190476190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C35]*[.$B$1]" office:value-type="float" office:value="300" calcext:value-type="float">
            <text:p>300</text:p>
          </table:table-cell>
          <table:table-cell table:formula="of:=50-[.C35]" office:value-type="float" office:value="20" calcext:value-type="float">
            <text:p>20</text:p>
          </table:table-cell>
          <table:table-cell table:formula="of:=[.F34]-[.C35]" office:value-type="float" office:value="810" calcext:value-type="float">
            <text:p>810</text:p>
          </table:table-cell>
          <table:table-cell table:formula="of:=(([.D35]+1)^(1-[.$B$2]))*(([.F35]+1)^([.$B$2]))" office:value-type="float" office:value="494.075905099611" calcext:value-type="float">
            <text:p>494.0759050996</text:p>
          </table:table-cell>
          <table:table-cell table:formula="of:=([.F35]+[.C35]^2+50)/(2*[.D35]+50)" office:value-type="float" office:value="2.70769230769231" calcext:value-type="float">
            <text:p>2.7076923077</text:p>
          </table:table-cell>
          <table:table-cell table:formula="of:=[.H35]*[.D35]" office:value-type="float" office:value="812.307692307692" calcext:value-type="float">
            <text:p>812.3076923077</text:p>
          </table:table-cell>
          <table:table-cell table:formula="of:=[.C35]" office:value-type="float" office:value="30" calcext:value-type="float">
            <text:p>30</text:p>
          </table:table-cell>
          <table:table-cell table:formula="of:=[.J35]*[.C35]" office:value-type="float" office:value="900" calcext:value-type="float">
            <text:p>900</text:p>
          </table:table-cell>
          <table:table-cell table:formula="of:=[.I35]-[.K35]" office:value-type="float" office:value="-87.6923076923076" calcext:value-type="float">
            <text:p>-87.692307692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[.C36]*[.$B$1]" office:value-type="float" office:value="310" calcext:value-type="float">
            <text:p>310</text:p>
          </table:table-cell>
          <table:table-cell table:formula="of:=50-[.C36]" office:value-type="float" office:value="19" calcext:value-type="float">
            <text:p>19</text:p>
          </table:table-cell>
          <table:table-cell table:formula="of:=[.F35]-[.C36]" office:value-type="float" office:value="779" calcext:value-type="float">
            <text:p>779</text:p>
          </table:table-cell>
          <table:table-cell table:formula="of:=(([.D36]+1)^(1-[.$B$2]))*(([.F36]+1)^([.$B$2]))" office:value-type="float" office:value="492.52411108493" calcext:value-type="float">
            <text:p>492.5241110849</text:p>
          </table:table-cell>
          <table:table-cell table:formula="of:=([.F36]+[.C36]^2+50)/(2*[.D36]+50)" office:value-type="float" office:value="2.67164179104478" calcext:value-type="float">
            <text:p>2.671641791</text:p>
          </table:table-cell>
          <table:table-cell table:formula="of:=[.H36]*[.D36]" office:value-type="float" office:value="828.208955223881" calcext:value-type="float">
            <text:p>828.2089552239</text:p>
          </table:table-cell>
          <table:table-cell table:formula="of:=[.C36]" office:value-type="float" office:value="31" calcext:value-type="float">
            <text:p>31</text:p>
          </table:table-cell>
          <table:table-cell table:formula="of:=[.J36]*[.C36]" office:value-type="float" office:value="961" calcext:value-type="float">
            <text:p>961</text:p>
          </table:table-cell>
          <table:table-cell table:formula="of:=[.I36]-[.K36]" office:value-type="float" office:value="-132.791044776119" calcext:value-type="float">
            <text:p>-132.791044776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[.C37]*[.$B$1]" office:value-type="float" office:value="320" calcext:value-type="float">
            <text:p>320</text:p>
          </table:table-cell>
          <table:table-cell table:formula="of:=50-[.C37]" office:value-type="float" office:value="18" calcext:value-type="float">
            <text:p>18</text:p>
          </table:table-cell>
          <table:table-cell table:formula="of:=[.F36]-[.C37]" office:value-type="float" office:value="747" calcext:value-type="float">
            <text:p>747</text:p>
          </table:table-cell>
          <table:table-cell table:formula="of:=(([.D37]+1)^(1-[.$B$2]))*(([.F37]+1)^([.$B$2]))" office:value-type="float" office:value="490.008163197308" calcext:value-type="float">
            <text:p>490.0081631973</text:p>
          </table:table-cell>
          <table:table-cell table:formula="of:=([.F37]+[.C37]^2+50)/(2*[.D37]+50)" office:value-type="float" office:value="2.63913043478261" calcext:value-type="float">
            <text:p>2.6391304348</text:p>
          </table:table-cell>
          <table:table-cell table:formula="of:=[.H37]*[.D37]" office:value-type="float" office:value="844.521739130435" calcext:value-type="float">
            <text:p>844.5217391304</text:p>
          </table:table-cell>
          <table:table-cell table:formula="of:=[.C37]" office:value-type="float" office:value="32" calcext:value-type="float">
            <text:p>32</text:p>
          </table:table-cell>
          <table:table-cell table:formula="of:=[.J37]*[.C37]" office:value-type="float" office:value="1024" calcext:value-type="float">
            <text:p>1024</text:p>
          </table:table-cell>
          <table:table-cell table:formula="of:=[.I37]-[.K37]" office:value-type="float" office:value="-179.478260869565" calcext:value-type="float">
            <text:p>-179.478260869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[.C38]*[.$B$1]" office:value-type="float" office:value="330" calcext:value-type="float">
            <text:p>330</text:p>
          </table:table-cell>
          <table:table-cell table:formula="of:=50-[.C38]" office:value-type="float" office:value="17" calcext:value-type="float">
            <text:p>17</text:p>
          </table:table-cell>
          <table:table-cell table:formula="of:=[.F37]-[.C38]" office:value-type="float" office:value="714" calcext:value-type="float">
            <text:p>714</text:p>
          </table:table-cell>
          <table:table-cell table:formula="of:=(([.D38]+1)^(1-[.$B$2]))*(([.F38]+1)^([.$B$2]))" office:value-type="float" office:value="486.482271002757" calcext:value-type="float">
            <text:p>486.4822710028</text:p>
          </table:table-cell>
          <table:table-cell table:formula="of:=([.F38]+[.C38]^2+50)/(2*[.D38]+50)" office:value-type="float" office:value="2.60985915492958" calcext:value-type="float">
            <text:p>2.6098591549</text:p>
          </table:table-cell>
          <table:table-cell table:formula="of:=[.H38]*[.D38]" office:value-type="float" office:value="861.253521126761" calcext:value-type="float">
            <text:p>861.2535211268</text:p>
          </table:table-cell>
          <table:table-cell table:formula="of:=[.C38]" office:value-type="float" office:value="33" calcext:value-type="float">
            <text:p>33</text:p>
          </table:table-cell>
          <table:table-cell table:formula="of:=[.J38]*[.C38]" office:value-type="float" office:value="1089" calcext:value-type="float">
            <text:p>1089</text:p>
          </table:table-cell>
          <table:table-cell table:formula="of:=[.I38]-[.K38]" office:value-type="float" office:value="-227.74647887324" calcext:value-type="float">
            <text:p>-227.746478873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[.C39]*[.$B$1]" office:value-type="float" office:value="340" calcext:value-type="float">
            <text:p>340</text:p>
          </table:table-cell>
          <table:table-cell table:formula="of:=50-[.C39]" office:value-type="float" office:value="16" calcext:value-type="float">
            <text:p>16</text:p>
          </table:table-cell>
          <table:table-cell table:formula="of:=[.F38]-[.C39]" office:value-type="float" office:value="680" calcext:value-type="float">
            <text:p>680</text:p>
          </table:table-cell>
          <table:table-cell table:formula="of:=(([.D39]+1)^(1-[.$B$2]))*(([.F39]+1)^([.$B$2]))" office:value-type="float" office:value="481.893141681846" calcext:value-type="float">
            <text:p>481.8931416818</text:p>
          </table:table-cell>
          <table:table-cell table:formula="of:=([.F39]+[.C39]^2+50)/(2*[.D39]+50)" office:value-type="float" office:value="2.58356164383562" calcext:value-type="float">
            <text:p>2.5835616438</text:p>
          </table:table-cell>
          <table:table-cell table:formula="of:=[.H39]*[.D39]" office:value-type="float" office:value="878.41095890411" calcext:value-type="float">
            <text:p>878.4109589041</text:p>
          </table:table-cell>
          <table:table-cell table:formula="of:=[.C39]" office:value-type="float" office:value="34" calcext:value-type="float">
            <text:p>34</text:p>
          </table:table-cell>
          <table:table-cell table:formula="of:=[.J39]*[.C39]" office:value-type="float" office:value="1156" calcext:value-type="float">
            <text:p>1156</text:p>
          </table:table-cell>
          <table:table-cell table:formula="of:=[.I39]-[.K39]" office:value-type="float" office:value="-277.58904109589" calcext:value-type="float">
            <text:p>-277.589041095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[.C40]*[.$B$1]" office:value-type="float" office:value="350" calcext:value-type="float">
            <text:p>350</text:p>
          </table:table-cell>
          <table:table-cell table:formula="of:=50-[.C40]" office:value-type="float" office:value="15" calcext:value-type="float">
            <text:p>15</text:p>
          </table:table-cell>
          <table:table-cell table:formula="of:=[.F39]-[.C40]" office:value-type="float" office:value="645" calcext:value-type="float">
            <text:p>645</text:p>
          </table:table-cell>
          <table:table-cell table:formula="of:=(([.D40]+1)^(1-[.$B$2]))*(([.F40]+1)^([.$B$2]))" office:value-type="float" office:value="476.17853794559" calcext:value-type="float">
            <text:p>476.1785379456</text:p>
          </table:table-cell>
          <table:table-cell table:formula="of:=([.F40]+[.C40]^2+50)/(2*[.D40]+50)" office:value-type="float" office:value="2.56" calcext:value-type="float">
            <text:p>2.56</text:p>
          </table:table-cell>
          <table:table-cell table:formula="of:=[.H40]*[.D40]" office:value-type="float" office:value="896" calcext:value-type="float">
            <text:p>896</text:p>
          </table:table-cell>
          <table:table-cell table:formula="of:=[.C40]" office:value-type="float" office:value="35" calcext:value-type="float">
            <text:p>35</text:p>
          </table:table-cell>
          <table:table-cell table:formula="of:=[.J40]*[.C40]" office:value-type="float" office:value="1225" calcext:value-type="float">
            <text:p>1225</text:p>
          </table:table-cell>
          <table:table-cell table:formula="of:=[.I40]-[.K40]" office:value-type="float" office:value="-329" calcext:value-type="float">
            <text:p>-32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[.C41]*[.$B$1]" office:value-type="float" office:value="360" calcext:value-type="float">
            <text:p>360</text:p>
          </table:table-cell>
          <table:table-cell table:formula="of:=50-[.C41]" office:value-type="float" office:value="14" calcext:value-type="float">
            <text:p>14</text:p>
          </table:table-cell>
          <table:table-cell table:formula="of:=[.F40]-[.C41]" office:value-type="float" office:value="609" calcext:value-type="float">
            <text:p>609</text:p>
          </table:table-cell>
          <table:table-cell table:formula="of:=(([.D41]+1)^(1-[.$B$2]))*(([.F41]+1)^([.$B$2]))" office:value-type="float" office:value="469.265383338682" calcext:value-type="float">
            <text:p>469.2653833387</text:p>
          </table:table-cell>
          <table:table-cell table:formula="of:=([.F41]+[.C41]^2+50)/(2*[.D41]+50)" office:value-type="float" office:value="2.53896103896104" calcext:value-type="float">
            <text:p>2.538961039</text:p>
          </table:table-cell>
          <table:table-cell table:formula="of:=[.H41]*[.D41]" office:value-type="float" office:value="914.025974025974" calcext:value-type="float">
            <text:p>914.025974026</text:p>
          </table:table-cell>
          <table:table-cell table:formula="of:=[.C41]" office:value-type="float" office:value="36" calcext:value-type="float">
            <text:p>36</text:p>
          </table:table-cell>
          <table:table-cell table:formula="of:=[.J41]*[.C41]" office:value-type="float" office:value="1296" calcext:value-type="float">
            <text:p>1296</text:p>
          </table:table-cell>
          <table:table-cell table:formula="of:=[.I41]-[.K41]" office:value-type="float" office:value="-381.974025974026" calcext:value-type="float">
            <text:p>-381.97402597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[.C42]*[.$B$1]" office:value-type="float" office:value="370" calcext:value-type="float">
            <text:p>370</text:p>
          </table:table-cell>
          <table:table-cell table:formula="of:=50-[.C42]" office:value-type="float" office:value="13" calcext:value-type="float">
            <text:p>13</text:p>
          </table:table-cell>
          <table:table-cell table:formula="of:=[.F41]-[.C42]" office:value-type="float" office:value="572" calcext:value-type="float">
            <text:p>572</text:p>
          </table:table-cell>
          <table:table-cell table:formula="of:=(([.D42]+1)^(1-[.$B$2]))*(([.F42]+1)^([.$B$2]))" office:value-type="float" office:value="461.067240215568" calcext:value-type="float">
            <text:p>461.0672402156</text:p>
          </table:table-cell>
          <table:table-cell table:formula="of:=([.F42]+[.C42]^2+50)/(2*[.D42]+50)" office:value-type="float" office:value="2.52025316455696" calcext:value-type="float">
            <text:p>2.5202531646</text:p>
          </table:table-cell>
          <table:table-cell table:formula="of:=[.H42]*[.D42]" office:value-type="float" office:value="932.493670886076" calcext:value-type="float">
            <text:p>932.4936708861</text:p>
          </table:table-cell>
          <table:table-cell table:formula="of:=[.C42]" office:value-type="float" office:value="37" calcext:value-type="float">
            <text:p>37</text:p>
          </table:table-cell>
          <table:table-cell table:formula="of:=[.J42]*[.C42]" office:value-type="float" office:value="1369" calcext:value-type="float">
            <text:p>1369</text:p>
          </table:table-cell>
          <table:table-cell table:formula="of:=[.I42]-[.K42]" office:value-type="float" office:value="-436.506329113924" calcext:value-type="float">
            <text:p>-436.506329113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[.C43]*[.$B$1]" office:value-type="float" office:value="380" calcext:value-type="float">
            <text:p>380</text:p>
          </table:table-cell>
          <table:table-cell table:formula="of:=50-[.C43]" office:value-type="float" office:value="12" calcext:value-type="float">
            <text:p>12</text:p>
          </table:table-cell>
          <table:table-cell table:formula="of:=[.F42]-[.C43]" office:value-type="float" office:value="534" calcext:value-type="float">
            <text:p>534</text:p>
          </table:table-cell>
          <table:table-cell table:formula="of:=(([.D43]+1)^(1-[.$B$2]))*(([.F43]+1)^([.$B$2]))" office:value-type="float" office:value="451.480896605825" calcext:value-type="float">
            <text:p>451.4808966058</text:p>
          </table:table-cell>
          <table:table-cell table:formula="of:=([.F43]+[.C43]^2+50)/(2*[.D43]+50)" office:value-type="float" office:value="2.5037037037037" calcext:value-type="float">
            <text:p>2.5037037037</text:p>
          </table:table-cell>
          <table:table-cell table:formula="of:=[.H43]*[.D43]" office:value-type="float" office:value="951.407407407407" calcext:value-type="float">
            <text:p>951.4074074074</text:p>
          </table:table-cell>
          <table:table-cell table:formula="of:=[.C43]" office:value-type="float" office:value="38" calcext:value-type="float">
            <text:p>38</text:p>
          </table:table-cell>
          <table:table-cell table:formula="of:=[.J43]*[.C43]" office:value-type="float" office:value="1444" calcext:value-type="float">
            <text:p>1444</text:p>
          </table:table-cell>
          <table:table-cell table:formula="of:=[.I43]-[.K43]" office:value-type="float" office:value="-492.592592592593" calcext:value-type="float">
            <text:p>-492.592592592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[.C44]*[.$B$1]" office:value-type="float" office:value="390" calcext:value-type="float">
            <text:p>390</text:p>
          </table:table-cell>
          <table:table-cell table:formula="of:=50-[.C44]" office:value-type="float" office:value="11" calcext:value-type="float">
            <text:p>11</text:p>
          </table:table-cell>
          <table:table-cell table:formula="of:=[.F43]-[.C44]" office:value-type="float" office:value="495" calcext:value-type="float">
            <text:p>495</text:p>
          </table:table-cell>
          <table:table-cell table:formula="of:=(([.D44]+1)^(1-[.$B$2]))*(([.F44]+1)^([.$B$2]))" office:value-type="float" office:value="440.381652660508" calcext:value-type="float">
            <text:p>440.3816526605</text:p>
          </table:table-cell>
          <table:table-cell table:formula="of:=([.F44]+[.C44]^2+50)/(2*[.D44]+50)" office:value-type="float" office:value="2.48915662650602" calcext:value-type="float">
            <text:p>2.4891566265</text:p>
          </table:table-cell>
          <table:table-cell table:formula="of:=[.H44]*[.D44]" office:value-type="float" office:value="970.77108433735" calcext:value-type="float">
            <text:p>970.7710843374</text:p>
          </table:table-cell>
          <table:table-cell table:formula="of:=[.C44]" office:value-type="float" office:value="39" calcext:value-type="float">
            <text:p>39</text:p>
          </table:table-cell>
          <table:table-cell table:formula="of:=[.J44]*[.C44]" office:value-type="float" office:value="1521" calcext:value-type="float">
            <text:p>1521</text:p>
          </table:table-cell>
          <table:table-cell table:formula="of:=[.I44]-[.K44]" office:value-type="float" office:value="-550.228915662651" calcext:value-type="float">
            <text:p>-550.228915662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[.C45]*[.$B$1]" office:value-type="float" office:value="400" calcext:value-type="float">
            <text:p>400</text:p>
          </table:table-cell>
          <table:table-cell table:formula="of:=50-[.C45]" office:value-type="float" office:value="10" calcext:value-type="float">
            <text:p>10</text:p>
          </table:table-cell>
          <table:table-cell table:formula="of:=[.F44]-[.C45]" office:value-type="float" office:value="455" calcext:value-type="float">
            <text:p>455</text:p>
          </table:table-cell>
          <table:table-cell table:formula="of:=(([.D45]+1)^(1-[.$B$2]))*(([.F45]+1)^([.$B$2]))" office:value-type="float" office:value="427.616650751582" calcext:value-type="float">
            <text:p>427.6166507516</text:p>
          </table:table-cell>
          <table:table-cell table:formula="of:=([.F45]+[.C45]^2+50)/(2*[.D45]+50)" office:value-type="float" office:value="2.47647058823529" calcext:value-type="float">
            <text:p>2.4764705882</text:p>
          </table:table-cell>
          <table:table-cell table:formula="of:=[.H45]*[.D45]" office:value-type="float" office:value="990.588235294118" calcext:value-type="float">
            <text:p>990.5882352941</text:p>
          </table:table-cell>
          <table:table-cell table:formula="of:=[.C45]" office:value-type="float" office:value="40" calcext:value-type="float">
            <text:p>40</text:p>
          </table:table-cell>
          <table:table-cell table:formula="of:=[.J45]*[.C45]" office:value-type="float" office:value="1600" calcext:value-type="float">
            <text:p>1600</text:p>
          </table:table-cell>
          <table:table-cell table:formula="of:=[.I45]-[.K45]" office:value-type="float" office:value="-609.411764705882" calcext:value-type="float">
            <text:p>-609.411764705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[.C46]*[.$B$1]" office:value-type="float" office:value="410" calcext:value-type="float">
            <text:p>410</text:p>
          </table:table-cell>
          <table:table-cell table:formula="of:=50-[.C46]" office:value-type="float" office:value="9" calcext:value-type="float">
            <text:p>9</text:p>
          </table:table-cell>
          <table:table-cell table:formula="of:=[.F45]-[.C46]" office:value-type="float" office:value="414" calcext:value-type="float">
            <text:p>414</text:p>
          </table:table-cell>
          <table:table-cell table:formula="of:=(([.D46]+1)^(1-[.$B$2]))*(([.F46]+1)^([.$B$2]))" office:value-type="float" office:value="412.995157356597" calcext:value-type="float">
            <text:p>412.9951573566</text:p>
          </table:table-cell>
          <table:table-cell table:formula="of:=([.F46]+[.C46]^2+50)/(2*[.D46]+50)" office:value-type="float" office:value="2.46551724137931" calcext:value-type="float">
            <text:p>2.4655172414</text:p>
          </table:table-cell>
          <table:table-cell table:formula="of:=[.H46]*[.D46]" office:value-type="float" office:value="1010.86206896552" calcext:value-type="float">
            <text:p>1010.8620689655</text:p>
          </table:table-cell>
          <table:table-cell table:formula="of:=[.C46]" office:value-type="float" office:value="41" calcext:value-type="float">
            <text:p>41</text:p>
          </table:table-cell>
          <table:table-cell table:formula="of:=[.J46]*[.C46]" office:value-type="float" office:value="1681" calcext:value-type="float">
            <text:p>1681</text:p>
          </table:table-cell>
          <table:table-cell table:formula="of:=[.I46]-[.K46]" office:value-type="float" office:value="-670.137931034483" calcext:value-type="float">
            <text:p>-670.137931034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[.C47]*[.$B$1]" office:value-type="float" office:value="420" calcext:value-type="float">
            <text:p>420</text:p>
          </table:table-cell>
          <table:table-cell table:formula="of:=50-[.C47]" office:value-type="float" office:value="8" calcext:value-type="float">
            <text:p>8</text:p>
          </table:table-cell>
          <table:table-cell table:formula="of:=[.F46]-[.C47]" office:value-type="float" office:value="372" calcext:value-type="float">
            <text:p>372</text:p>
          </table:table-cell>
          <table:table-cell table:formula="of:=(([.D47]+1)^(1-[.$B$2]))*(([.F47]+1)^([.$B$2]))" office:value-type="float" office:value="396.273895178575" calcext:value-type="float">
            <text:p>396.2738951786</text:p>
          </table:table-cell>
          <table:table-cell table:formula="of:=([.F47]+[.C47]^2+50)/(2*[.D47]+50)" office:value-type="float" office:value="2.4561797752809" calcext:value-type="float">
            <text:p>2.4561797753</text:p>
          </table:table-cell>
          <table:table-cell table:formula="of:=[.H47]*[.D47]" office:value-type="float" office:value="1031.59550561798" calcext:value-type="float">
            <text:p>1031.595505618</text:p>
          </table:table-cell>
          <table:table-cell table:formula="of:=[.C47]" office:value-type="float" office:value="42" calcext:value-type="float">
            <text:p>42</text:p>
          </table:table-cell>
          <table:table-cell table:formula="of:=[.J47]*[.C47]" office:value-type="float" office:value="1764" calcext:value-type="float">
            <text:p>1764</text:p>
          </table:table-cell>
          <table:table-cell table:formula="of:=[.I47]-[.K47]" office:value-type="float" office:value="-732.404494382022" calcext:value-type="float">
            <text:p>-732.40449438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[.C48]*[.$B$1]" office:value-type="float" office:value="430" calcext:value-type="float">
            <text:p>430</text:p>
          </table:table-cell>
          <table:table-cell table:formula="of:=50-[.C48]" office:value-type="float" office:value="7" calcext:value-type="float">
            <text:p>7</text:p>
          </table:table-cell>
          <table:table-cell table:formula="of:=[.F47]-[.C48]" office:value-type="float" office:value="329" calcext:value-type="float">
            <text:p>329</text:p>
          </table:table-cell>
          <table:table-cell table:formula="of:=(([.D48]+1)^(1-[.$B$2]))*(([.F48]+1)^([.$B$2]))" office:value-type="float" office:value="377.133928465737" calcext:value-type="float">
            <text:p>377.1339284657</text:p>
          </table:table-cell>
          <table:table-cell table:formula="of:=([.F48]+[.C48]^2+50)/(2*[.D48]+50)" office:value-type="float" office:value="2.44835164835165" calcext:value-type="float">
            <text:p>2.4483516484</text:p>
          </table:table-cell>
          <table:table-cell table:formula="of:=[.H48]*[.D48]" office:value-type="float" office:value="1052.79120879121" calcext:value-type="float">
            <text:p>1052.7912087912</text:p>
          </table:table-cell>
          <table:table-cell table:formula="of:=[.C48]" office:value-type="float" office:value="43" calcext:value-type="float">
            <text:p>43</text:p>
          </table:table-cell>
          <table:table-cell table:formula="of:=[.J48]*[.C48]" office:value-type="float" office:value="1849" calcext:value-type="float">
            <text:p>1849</text:p>
          </table:table-cell>
          <table:table-cell table:formula="of:=[.I48]-[.K48]" office:value-type="float" office:value="-796.208791208791" calcext:value-type="float">
            <text:p>-796.2087912088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[.C49]*[.$B$1]" office:value-type="float" office:value="440" calcext:value-type="float">
            <text:p>440</text:p>
          </table:table-cell>
          <table:table-cell table:formula="of:=50-[.C49]" office:value-type="float" office:value="6" calcext:value-type="float">
            <text:p>6</text:p>
          </table:table-cell>
          <table:table-cell table:formula="of:=[.F48]-[.C49]" office:value-type="float" office:value="285" calcext:value-type="float">
            <text:p>285</text:p>
          </table:table-cell>
          <table:table-cell table:formula="of:=(([.D49]+1)^(1-[.$B$2]))*(([.F49]+1)^([.$B$2]))" office:value-type="float" office:value="355.142225031043" calcext:value-type="float">
            <text:p>355.142225031</text:p>
          </table:table-cell>
          <table:table-cell table:formula="of:=([.F49]+[.C49]^2+50)/(2*[.D49]+50)" office:value-type="float" office:value="2.44193548387097" calcext:value-type="float">
            <text:p>2.4419354839</text:p>
          </table:table-cell>
          <table:table-cell table:formula="of:=[.H49]*[.D49]" office:value-type="float" office:value="1074.45161290323" calcext:value-type="float">
            <text:p>1074.4516129032</text:p>
          </table:table-cell>
          <table:table-cell table:formula="of:=[.C49]" office:value-type="float" office:value="44" calcext:value-type="float">
            <text:p>44</text:p>
          </table:table-cell>
          <table:table-cell table:formula="of:=[.J49]*[.C49]" office:value-type="float" office:value="1936" calcext:value-type="float">
            <text:p>1936</text:p>
          </table:table-cell>
          <table:table-cell table:formula="of:=[.I49]-[.K49]" office:value-type="float" office:value="-861.548387096774" calcext:value-type="float">
            <text:p>-861.5483870968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[.C50]*[.$B$1]" office:value-type="float" office:value="450" calcext:value-type="float">
            <text:p>450</text:p>
          </table:table-cell>
          <table:table-cell table:formula="of:=50-[.C50]" office:value-type="float" office:value="5" calcext:value-type="float">
            <text:p>5</text:p>
          </table:table-cell>
          <table:table-cell table:formula="of:=[.F49]-[.C50]" office:value-type="float" office:value="240" calcext:value-type="float">
            <text:p>240</text:p>
          </table:table-cell>
          <table:table-cell table:formula="of:=(([.D50]+1)^(1-[.$B$2]))*(([.F50]+1)^([.$B$2]))" office:value-type="float" office:value="329.683181251334" calcext:value-type="float">
            <text:p>329.6831812513</text:p>
          </table:table-cell>
          <table:table-cell table:formula="of:=([.F50]+[.C50]^2+50)/(2*[.D50]+50)" office:value-type="float" office:value="2.43684210526316" calcext:value-type="float">
            <text:p>2.4368421053</text:p>
          </table:table-cell>
          <table:table-cell table:formula="of:=[.H50]*[.D50]" office:value-type="float" office:value="1096.57894736842" calcext:value-type="float">
            <text:p>1096.5789473684</text:p>
          </table:table-cell>
          <table:table-cell table:formula="of:=[.C50]" office:value-type="float" office:value="45" calcext:value-type="float">
            <text:p>45</text:p>
          </table:table-cell>
          <table:table-cell table:formula="of:=[.J50]*[.C50]" office:value-type="float" office:value="2025" calcext:value-type="float">
            <text:p>2025</text:p>
          </table:table-cell>
          <table:table-cell table:formula="of:=[.I50]-[.K50]" office:value-type="float" office:value="-928.421052631579" calcext:value-type="float">
            <text:p>-928.421052631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[.C51]*[.$B$1]" office:value-type="float" office:value="460" calcext:value-type="float">
            <text:p>460</text:p>
          </table:table-cell>
          <table:table-cell table:formula="of:=50-[.C51]" office:value-type="float" office:value="4" calcext:value-type="float">
            <text:p>4</text:p>
          </table:table-cell>
          <table:table-cell table:formula="of:=[.F50]-[.C51]" office:value-type="float" office:value="194" calcext:value-type="float">
            <text:p>194</text:p>
          </table:table-cell>
          <table:table-cell table:formula="of:=(([.D51]+1)^(1-[.$B$2]))*(([.F51]+1)^([.$B$2]))" office:value-type="float" office:value="299.824948928537" calcext:value-type="float">
            <text:p>299.8249489285</text:p>
          </table:table-cell>
          <table:table-cell table:formula="of:=([.F51]+[.C51]^2+50)/(2*[.D51]+50)" office:value-type="float" office:value="2.43298969072165" calcext:value-type="float">
            <text:p>2.4329896907</text:p>
          </table:table-cell>
          <table:table-cell table:formula="of:=[.H51]*[.D51]" office:value-type="float" office:value="1119.17525773196" calcext:value-type="float">
            <text:p>1119.175257732</text:p>
          </table:table-cell>
          <table:table-cell table:formula="of:=[.C51]" office:value-type="float" office:value="46" calcext:value-type="float">
            <text:p>46</text:p>
          </table:table-cell>
          <table:table-cell table:formula="of:=[.J51]*[.C51]" office:value-type="float" office:value="2116" calcext:value-type="float">
            <text:p>2116</text:p>
          </table:table-cell>
          <table:table-cell table:formula="of:=[.I51]-[.K51]" office:value-type="float" office:value="-996.824742268041" calcext:value-type="float">
            <text:p>-996.824742268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[.C52]*[.$B$1]" office:value-type="float" office:value="470" calcext:value-type="float">
            <text:p>470</text:p>
          </table:table-cell>
          <table:table-cell table:formula="of:=50-[.C52]" office:value-type="float" office:value="3" calcext:value-type="float">
            <text:p>3</text:p>
          </table:table-cell>
          <table:table-cell table:formula="of:=[.F51]-[.C52]" office:value-type="float" office:value="147" calcext:value-type="float">
            <text:p>147</text:p>
          </table:table-cell>
          <table:table-cell table:formula="of:=(([.D52]+1)^(1-[.$B$2]))*(([.F52]+1)^([.$B$2]))" office:value-type="float" office:value="264.022726294537" calcext:value-type="float">
            <text:p>264.0227262945</text:p>
          </table:table-cell>
          <table:table-cell table:formula="of:=([.F52]+[.C52]^2+50)/(2*[.D52]+50)" office:value-type="float" office:value="2.43030303030303" calcext:value-type="float">
            <text:p>2.4303030303</text:p>
          </table:table-cell>
          <table:table-cell table:formula="of:=[.H52]*[.D52]" office:value-type="float" office:value="1142.24242424242" calcext:value-type="float">
            <text:p>1142.2424242424</text:p>
          </table:table-cell>
          <table:table-cell table:formula="of:=[.C52]" office:value-type="float" office:value="47" calcext:value-type="float">
            <text:p>47</text:p>
          </table:table-cell>
          <table:table-cell table:formula="of:=[.J52]*[.C52]" office:value-type="float" office:value="2209" calcext:value-type="float">
            <text:p>2209</text:p>
          </table:table-cell>
          <table:table-cell table:formula="of:=[.I52]-[.K52]" office:value-type="float" office:value="-1066.75757575758" calcext:value-type="float">
            <text:p>-1066.757575757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[.C53]*[.$B$1]" office:value-type="float" office:value="480" calcext:value-type="float">
            <text:p>480</text:p>
          </table:table-cell>
          <table:table-cell table:formula="of:=50-[.C53]" office:value-type="float" office:value="2" calcext:value-type="float">
            <text:p>2</text:p>
          </table:table-cell>
          <table:table-cell table:formula="of:=[.F52]-[.C53]" office:value-type="float" office:value="99" calcext:value-type="float">
            <text:p>99</text:p>
          </table:table-cell>
          <table:table-cell table:formula="of:=(([.D53]+1)^(1-[.$B$2]))*(([.F53]+1)^([.$B$2]))" office:value-type="float" office:value="219.317121994613" calcext:value-type="float">
            <text:p>219.3171219946</text:p>
          </table:table-cell>
          <table:table-cell table:formula="of:=([.F53]+[.C53]^2+50)/(2*[.D53]+50)" office:value-type="float" office:value="2.42871287128713" calcext:value-type="float">
            <text:p>2.4287128713</text:p>
          </table:table-cell>
          <table:table-cell table:formula="of:=[.H53]*[.D53]" office:value-type="float" office:value="1165.78217821782" calcext:value-type="float">
            <text:p>1165.7821782178</text:p>
          </table:table-cell>
          <table:table-cell table:formula="of:=[.C53]" office:value-type="float" office:value="48" calcext:value-type="float">
            <text:p>48</text:p>
          </table:table-cell>
          <table:table-cell table:formula="of:=[.J53]*[.C53]" office:value-type="float" office:value="2304" calcext:value-type="float">
            <text:p>2304</text:p>
          </table:table-cell>
          <table:table-cell table:formula="of:=[.I53]-[.K53]" office:value-type="float" office:value="-1138.21782178218" calcext:value-type="float">
            <text:p>-1138.217821782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[.C54]*[.$B$1]" office:value-type="float" office:value="490" calcext:value-type="float">
            <text:p>490</text:p>
          </table:table-cell>
          <table:table-cell table:formula="of:=50-[.C54]" office:value-type="float" office:value="1" calcext:value-type="float">
            <text:p>1</text:p>
          </table:table-cell>
          <table:table-cell table:formula="of:=[.F53]-[.C54]" office:value-type="float" office:value="50" calcext:value-type="float">
            <text:p>50</text:p>
          </table:table-cell>
          <table:table-cell table:formula="of:=(([.D54]+1)^(1-[.$B$2]))*(([.F54]+1)^([.$B$2]))" office:value-type="float" office:value="158.243483278143" calcext:value-type="float">
            <text:p>158.2434832781</text:p>
          </table:table-cell>
          <table:table-cell table:formula="of:=([.F54]+[.C54]^2+50)/(2*[.D54]+50)" office:value-type="float" office:value="2.42815533980582" calcext:value-type="float">
            <text:p>2.4281553398</text:p>
          </table:table-cell>
          <table:table-cell table:formula="of:=[.H54]*[.D54]" office:value-type="float" office:value="1189.79611650485" calcext:value-type="float">
            <text:p>1189.7961165049</text:p>
          </table:table-cell>
          <table:table-cell table:formula="of:=[.C54]" office:value-type="float" office:value="49" calcext:value-type="float">
            <text:p>49</text:p>
          </table:table-cell>
          <table:table-cell table:formula="of:=[.J54]*[.C54]" office:value-type="float" office:value="2401" calcext:value-type="float">
            <text:p>2401</text:p>
          </table:table-cell>
          <table:table-cell table:formula="of:=[.I54]-[.K54]" office:value-type="float" office:value="-1211.20388349515" calcext:value-type="float">
            <text:p>-1211.203883495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[.C55]*[.$B$1]" office:value-type="float" office:value="500" calcext:value-type="float">
            <text:p>500</text:p>
          </table:table-cell>
          <table:table-cell table:formula="of:=50-[.C55]" office:value-type="float" office:value="0" calcext:value-type="float">
            <text:p>0</text:p>
          </table:table-cell>
          <table:table-cell table:formula="of:=[.F54]-[.C55]" office:value-type="float" office:value="0" calcext:value-type="float">
            <text:p>0</text:p>
          </table:table-cell>
          <table:table-cell table:formula="of:=(([.D55]+1)^(1-[.$B$2]))*(([.F55]+1)^([.$B$2]))" office:value-type="float" office:value="22.3830292855994" calcext:value-type="float">
            <text:p>22.3830292856</text:p>
          </table:table-cell>
          <table:table-cell table:formula="of:=([.F55]+[.C55]^2+50)/(2*[.D55]+50)" office:value-type="float" office:value="2.42857142857143" calcext:value-type="float">
            <text:p>2.4285714286</text:p>
          </table:table-cell>
          <table:table-cell table:formula="of:=[.H55]*[.D55]" office:value-type="float" office:value="1214.28571428571" calcext:value-type="float">
            <text:p>1214.2857142857</text:p>
          </table:table-cell>
          <table:table-cell table:formula="of:=[.C55]" office:value-type="float" office:value="50" calcext:value-type="float">
            <text:p>50</text:p>
          </table:table-cell>
          <table:table-cell table:formula="of:=[.J55]*[.C55]" office:value-type="float" office:value="2500" calcext:value-type="float">
            <text:p>2500</text:p>
          </table:table-cell>
          <table:table-cell table:formula="of:=[.I55]-[.K55]" office:value-type="float" office:value="-1285.71428571429" calcext:value-type="float">
            <text:p>-1285.7142857143</text:p>
          </table:table-cell>
          <table:table-cell table:style-name="Default"/>
          <table:table-cell table:number-columns-repeated="1011"/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armer produc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2:.A11])" office:value-type="float" office:value="55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3:.A12])" office:value-type="float" office:value="54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4:.A13])" office:value-type="float" office:value="52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5:.A14])" office:value-type="float" office:value="49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6:.A15])" office:value-type="float" office:value="45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7:.A16])" office:value-type="float" office:value="40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8:.A17])" office:value-type="float" office:value="34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9:.A18])" office:value-type="float" office:value="27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10:.A19])" office:value-type="float" office:value="19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11:.A20])" office:value-type="float" office:value="10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2">00/00/0000</text:date>, <text:time style:data-style-name="N2" text:time-value="15:38:43.577849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6T16:30:50.973678759</meta:creation-date>
    <dc:date>2014-06-22T15:41:38.900491605</dc:date>
    <meta:editing-duration>PT14H6M59S</meta:editing-duration>
    <meta:editing-cycles>3</meta:editing-cycles>
    <meta:generator>LibreOffice/4.2.5.2$Linux_X86_64 LibreOffice_project/420m0$Build-2</meta:generator>
    <meta:document-statistic meta:table-count="2" meta:cell-count="548" meta:object-count="0"/>
  </office:meta>
</office:document-meta>
</file>